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fda4" officeooo:paragraph-rsid="001bfda4"/>
    </style:style>
    <style:style style:name="P2" style:family="paragraph" style:parent-style-name="Standard">
      <style:text-properties officeooo:rsid="001d14da" officeooo:paragraph-rsid="001d14da"/>
    </style:style>
    <style:style style:name="T1" style:family="text">
      <style:text-properties officeooo:rsid="001ee4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s </text:p>
      <text:p text:style-name="P1">SwipeViews – View Pager</text:p>
      <text:p text:style-name="P1">Connected Tab and Swipe Navigation</text:p>
      <text:p text:style-name="P1">Navigation Drawer</text:p>
      <text:p text:style-name="P1">Sliding Pane</text:p>
      <text:p text:style-name="P1">GridView</text:p>
      <text:p text:style-name="P1">ListView</text:p>
      <text:p text:style-name="P1">List Grid Conversion – FlipKart</text:p>
      <text:p text:style-name="P1">Transparent Label and Image Backgrounds – Stay Off line Maps <text:s/></text:p>
      <text:p text:style-name="P1">Image Grids with Transparent Labels – AirBnB</text:p>
      <text:p text:style-name="P1"/>
      <text:p text:style-name="P1">Horizontal Scroll Items List</text:p>
      <text:p text:style-name="P1"/>
      <text:p text:style-name="P1">Image Slider – Circle indicator, Square Indicator</text:p>
      <text:p text:style-name="P1"/>
      <text:p text:style-name="P2">Master Detail</text:p>
      <text:p text:style-name="P2"/>
      <text:p text:style-name="P2">Contextual Action Bar<text:span text:style-name="T1">d</text:span></text:p>
      <text:p text:style-name="P2">Spinner In Action Ba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4:45:28.870121680</meta:creation-date>
    <dc:date>2015-03-10T23:36:43.535691905</dc:date>
    <meta:editing-duration>PT4M41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5" meta:word-count="53" meta:character-count="377" meta:non-whitespace-character-count="331"/>
  </office:meta>
</office:document-meta>
</file>